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 style:list-style-name="L7">
      <style:text-properties officeooo:paragraph-rsid="000c81ac"/>
    </style:style>
    <style:style style:name="P25" style:family="paragraph" style:parent-style-name="Text_20_body" style:list-style-name="L7">
      <style:text-properties officeooo:rsid="000cfc0c" officeooo:paragraph-rsid="000cfc0c"/>
    </style:style>
    <style:style style:name="P26" style:family="paragraph" style:parent-style-name="Text_20_body" style:list-style-name="L8">
      <style:text-properties officeooo:rsid="000cfc0c" officeooo:paragraph-rsid="000d6235"/>
    </style:style>
    <style:style style:name="P27" style:family="paragraph" style:parent-style-name="Text_20_body" style:list-style-name="L8">
      <style:text-properties officeooo:rsid="000d5f9a" officeooo:paragraph-rsid="000d5f9a"/>
    </style:style>
    <style:style style:name="P28" style:family="paragraph" style:parent-style-name="Text_20_body" style:list-style-name="L8">
      <style:text-properties officeooo:rsid="000d6235" officeooo:paragraph-rsid="000d6235"/>
    </style:style>
    <style:style style:name="P29" style:family="paragraph" style:parent-style-name="Text_20_body" style:list-style-name="L10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3657204401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1219398463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544038002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1748461019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3137512876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</text:p>
                </text:list-item>
              </text:list>
            </text:list-item>
          </text:list>
        </text:list-item>
      </text:list>
      <text:list xml:id="list1719151706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455392855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24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5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5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5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</text:list>
      <text:list xml:id="list222304377141660" text:continue-list="list1719151706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2624098460" text:style-name="L8">
        <text:list-item>
          <text:p text:style-name="P27">Посылать на сервер массив массивов в формате [‘date’ =&gt; [‘time1’,’time2’,...] ]</text:p>
        </text:list-item>
        <text:list-item>
          <text:p text:style-name="P27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7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7">Достать из массива массивов count массивов и сложить с результатом предыдущего пункта <text:span text:style-name="T5">и сравнить с данными из user_settings</text:span></text:p>
        </text:list-item>
        <text:list-item>
          <text:p text:style-name="P26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6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8">Запись в ДБ не производить (если ошибка)</text:p>
        </text:list-item>
      </text:list>
      <text:list xml:id="list845752109" text:style-name="L9">
        <text:list-item>
          <text:p text:style-name="P16"><text:s/></text:p>
        </text:list-item>
        <text:list-item>
          <text:p text:style-name="P16"><text:soft-page-break/>Вывод списка уроков</text:p>
        </text:list-item>
      </text:list>
      <text:list xml:id="list3449919898" text:style-name="L10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</text:p>
        </text:list-item>
        <text:list-item>
          <text:p text:style-name="P29">Проверить каждый урок по дате и времени – кем занят – см п.2</text:p>
        </text:list-item>
        <text:list-item>
          <text:p text:style-name="P29">Сторона клиента – стереть данные в модальном окне</text:p>
        </text:list-item>
        <text:list-item>
          <text:p text:style-name="P29">Вывести новый список уроков с указанием кем занят плюс вкл/выкл переключатель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1895934172" text:style-name="L11">
        <text:list-item>
          <text:p text:style-name="P19">Послать AJAX запрос с данными – дата урока + время урока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9">Вывести ошибку - <text:span text:style-name="T3">если есть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3T22:23:02.956869632</dc:date>
    <meta:editing-duration>PT44M24S</meta:editing-duration>
    <meta:editing-cycles>8</meta:editing-cycles>
    <meta:generator>LibreOffice/6.1.4.2$Linux_x86 LibreOffice_project/9d0f32d1f0b509096fd65e0d4bec26ddd1938fd3</meta:generator>
    <meta:document-statistic meta:table-count="0" meta:image-count="0" meta:object-count="0" meta:page-count="3" meta:paragraph-count="48" meta:word-count="776" meta:character-count="4853" meta:non-whitespace-character-count="4127"/>
  </office:meta>
</office:document-meta>
</file>